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6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Midsem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Decision Tree</text:p>
          </table:table-cell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1.35897435897436" calcext:value-type="float">
            <text:p>1.35897435897436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.58974358974359" calcext:value-type="float">
            <text:p>1.58974358974359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1.35897435897436" calcext:value-type="float">
            <text:p>1.35897435897436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1.38461538461538" calcext:value-type="float">
            <text:p>1.38461538461538</text:p>
          </table:table-cell>
          <table:table-cell table:number-columns-repeated="2" office:value-type="float" office:value="1.35897435897436" calcext:value-type="float">
            <text:p>1.35897435897436</text:p>
          </table:table-cell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1.25641025641026" calcext:value-type="float">
            <text:p>1.25641025641026</text:p>
          </table:table-cell>
        </table:table-row>
        <table:table-row table:style-name="ro1">
          <table:table-cell office:value-type="string" calcext:value-type="string">
            <text:p>Test 5</text:p>
          </table:table-cell>
          <table:table-cell table:number-columns-repeated="2" office:value-type="float" office:value="1.1025641025641" calcext:value-type="float">
            <text:p>1.1025641025641</text:p>
          </table:table-cell>
          <table:table-cell office:value-type="float" office:value="1.35897435897436" calcext:value-type="float">
            <text:p>1.35897435897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4:45:49.832827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1:53:36.440606672</meta:creation-date>
    <meta:generator>LibreOffice/6.0.6.2$Linux_X86_64 LibreOffice_project/00m0$Build-2</meta:generator>
    <dc:date>2018-10-26T14:57:16.404900531</dc:date>
    <meta:editing-duration>PT1M15S</meta:editing-duration>
    <meta:editing-cycles>1</meta:editing-cycles>
    <meta:document-statistic meta:table-count="1" meta:cell-count="23" meta:object-count="0"/>
  </office:meta>
</office:document-meta>
</file>